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CUBADORA RODRIGUEZ SA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48177727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ILON CORREA, FIORELA CHRISTI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77718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8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29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78</text:p>
          </table:table-cell>
          <table:table-cell table:style-name="Tableau1.D2" office:value-type="string">
            <text:p text:style-name="P12">7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9/10/2021</text:p>
          </table:table-cell>
          <table:table-cell table:style-name="Tabla2.A2" office:value-type="string">
            <text:p text:style-name="P7">522962</text:p>
          </table:table-cell>
          <table:table-cell table:style-name="Tabla2.A2" office:value-type="string">
            <text:p text:style-name="P7">1452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FRANCISCO R.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7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AVIPOLLO 58 - MARIA CARRASCO 26 DE TRU - LIM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3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9T20:34:5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